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09ac9b" officeooo:paragraph-rsid="000dec79"/>
    </style:style>
    <style:style style:name="P2" style:family="paragraph" style:parent-style-name="Standard">
      <style:paragraph-properties fo:text-align="justify" style:justify-single-word="false"/>
      <style:text-properties officeooo:rsid="0009ac9b" officeooo:paragraph-rsid="0009ac9b"/>
    </style:style>
    <style:style style:name="P3" style:family="paragraph" style:parent-style-name="Standard">
      <style:paragraph-properties fo:text-align="justify" style:justify-single-word="false"/>
      <style:text-properties officeooo:rsid="0009ac9b" officeooo:paragraph-rsid="003e2347"/>
    </style:style>
    <style:style style:name="P4" style:family="paragraph" style:parent-style-name="Standard">
      <style:paragraph-properties fo:text-align="end" style:justify-single-word="false"/>
      <style:text-properties officeooo:rsid="000dec79" officeooo:paragraph-rsid="000dec79"/>
    </style:style>
    <style:style style:name="P5" style:family="paragraph" style:parent-style-name="Standard">
      <style:paragraph-properties fo:text-align="justify" style:justify-single-word="false"/>
      <style:text-properties officeooo:rsid="000dec79" officeooo:paragraph-rsid="000dec79"/>
    </style:style>
    <style:style style:name="P6" style:family="paragraph" style:parent-style-name="Standard">
      <style:paragraph-properties fo:text-align="justify" style:justify-single-word="false"/>
      <style:text-properties officeooo:rsid="0002d201" officeooo:paragraph-rsid="0002d201"/>
    </style:style>
    <style:style style:name="P7" style:family="paragraph" style:parent-style-name="Standard">
      <style:paragraph-properties fo:text-align="justify" style:justify-single-word="false"/>
      <style:text-properties officeooo:rsid="00040a08" officeooo:paragraph-rsid="00040a08"/>
    </style:style>
    <style:style style:name="P8" style:family="paragraph" style:parent-style-name="Standard">
      <style:paragraph-properties fo:text-align="justify" style:justify-single-word="false"/>
      <style:text-properties officeooo:rsid="0005c728" officeooo:paragraph-rsid="0005c728"/>
    </style:style>
    <style:style style:name="P9" style:family="paragraph" style:parent-style-name="Standard">
      <style:paragraph-properties fo:text-align="justify" style:justify-single-word="false"/>
      <style:text-properties officeooo:rsid="00076eb4" officeooo:paragraph-rsid="00076eb4"/>
    </style:style>
    <style:style style:name="P10" style:family="paragraph" style:parent-style-name="Standard">
      <style:paragraph-properties fo:text-align="justify" style:justify-single-word="false"/>
      <style:text-properties officeooo:rsid="000e5cf8" officeooo:paragraph-rsid="000e5cf8"/>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0dec79" officeooo:paragraph-rsid="000dec79"/>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0dec79" officeooo:paragraph-rsid="000dec79"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09ac9b" officeooo:paragraph-rsid="000dec79"/>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09ac9b" officeooo:paragraph-rsid="0009ac9b"/>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09ac9b" officeooo:paragraph-rsid="003e2347"/>
    </style:style>
    <style:style style:name="P16" style:family="paragraph" style:parent-style-name="Standard">
      <style:paragraph-properties fo:text-align="justify" style:justify-single-word="false"/>
      <style:text-properties officeooo:rsid="0031ca38" officeooo:paragraph-rsid="0031ca38"/>
    </style:style>
    <style:style style:name="P17" style:family="paragraph" style:parent-style-name="Standard">
      <style:paragraph-properties fo:text-align="justify" style:justify-single-word="false"/>
      <style:text-properties fo:font-size="8pt" officeooo:rsid="0009ac9b" officeooo:paragraph-rsid="0009ac9b" style:font-size-asian="8pt" style:font-size-complex="8pt"/>
    </style:style>
    <style:style style:name="P18" style:family="paragraph" style:parent-style-name="Standard">
      <style:paragraph-properties fo:text-align="justify" style:justify-single-word="false"/>
      <style:text-properties officeooo:rsid="003383b2" officeooo:paragraph-rsid="003383b2"/>
    </style:style>
    <style:style style:name="P19" style:family="paragraph" style:parent-style-name="Standard">
      <style:paragraph-properties fo:text-align="justify" style:justify-single-word="false"/>
      <style:text-properties officeooo:rsid="00339612" officeooo:paragraph-rsid="00339612"/>
    </style:style>
    <style:style style:name="P20" style:family="paragraph" style:parent-style-name="Standard">
      <style:paragraph-properties fo:text-align="justify" style:justify-single-word="false"/>
      <style:text-properties officeooo:rsid="0034d4b6" officeooo:paragraph-rsid="0034d4b6"/>
    </style:style>
    <style:style style:name="P21" style:family="paragraph" style:parent-style-name="Standard">
      <style:paragraph-properties fo:text-align="justify" style:justify-single-word="false"/>
      <style:text-properties fo:font-size="12pt" officeooo:rsid="0009ac9b" officeooo:paragraph-rsid="0031ca38" style:font-size-asian="12pt" style:font-size-complex="12pt"/>
    </style:style>
    <style:style style:name="P22" style:family="paragraph" style:parent-style-name="Standard">
      <style:paragraph-properties fo:text-align="justify" style:justify-single-word="false"/>
      <style:text-properties officeooo:rsid="003e2347" officeooo:paragraph-rsid="003e2347"/>
    </style:style>
    <style:style style:name="P23" style:family="paragraph" style:parent-style-name="Standard" style:list-style-name="L1">
      <style:paragraph-properties fo:text-align="justify" style:justify-single-word="false"/>
      <style:text-properties officeooo:rsid="000dec79" officeooo:paragraph-rsid="000dec79"/>
    </style:style>
    <style:style style:name="P24" style:family="paragraph" style:parent-style-name="Standard" style:list-style-name="L2">
      <style:paragraph-properties fo:text-align="justify" style:justify-single-word="false"/>
      <style:text-properties officeooo:rsid="000dec79" officeooo:paragraph-rsid="000e8c7a"/>
    </style:style>
    <style:style style:name="P25" style:family="paragraph" style:parent-style-name="Standard" style:list-style-name="L2">
      <style:paragraph-properties fo:text-align="justify" style:justify-single-word="false"/>
      <style:text-properties officeooo:rsid="000dec79" officeooo:paragraph-rsid="000dec79"/>
    </style:style>
    <style:style style:name="P26" style:family="paragraph" style:parent-style-name="Standard" style:list-style-name="L3">
      <style:paragraph-properties fo:text-align="justify" style:justify-single-word="false"/>
      <style:text-properties officeooo:rsid="0002d201" officeooo:paragraph-rsid="0002d201"/>
    </style:style>
    <style:style style:name="P27" style:family="paragraph" style:parent-style-name="Standard" style:list-style-name="L3">
      <style:paragraph-properties fo:text-align="justify" style:justify-single-word="false"/>
      <style:text-properties officeooo:rsid="00040a08" officeooo:paragraph-rsid="00040a08"/>
    </style:style>
    <style:style style:name="P28" style:family="paragraph" style:parent-style-name="Standard" style:list-style-name="L4">
      <style:paragraph-properties fo:text-align="justify" style:justify-single-word="false"/>
      <style:text-properties officeooo:rsid="0035c6aa" officeooo:paragraph-rsid="0035c6aa"/>
    </style:style>
    <style:style style:name="P29" style:family="paragraph" style:parent-style-name="Standard" style:list-style-name="L4">
      <style:paragraph-properties fo:text-align="justify" style:justify-single-word="false"/>
      <style:text-properties officeooo:rsid="0009ac9b" officeooo:paragraph-rsid="0009ac9b"/>
    </style:style>
    <style:style style:name="P30" style:family="paragraph" style:parent-style-name="Standard" style:list-style-name="L4">
      <style:paragraph-properties fo:text-align="justify" style:justify-single-word="false"/>
      <style:text-properties officeooo:rsid="0009ac9b" officeooo:paragraph-rsid="000abfaa"/>
    </style:style>
    <style:style style:name="P31" style:family="paragraph" style:parent-style-name="Standard" style:list-style-name="L4">
      <style:paragraph-properties fo:text-align="justify" style:justify-single-word="false"/>
      <style:text-properties officeooo:rsid="0037a48b" officeooo:paragraph-rsid="0037a48b"/>
    </style:style>
    <style:style style:name="P32" style:family="paragraph" style:parent-style-name="Standard" style:list-style-name="L4">
      <style:paragraph-properties fo:text-align="justify" style:justify-single-word="false"/>
      <style:text-properties officeooo:rsid="000abfaa" officeooo:paragraph-rsid="000abfaa"/>
    </style:style>
    <style:style style:name="P33" style:family="paragraph" style:parent-style-name="Standard" style:list-style-name="L5">
      <style:paragraph-properties fo:text-align="justify" style:justify-single-word="false"/>
      <style:text-properties officeooo:rsid="003e2347" officeooo:paragraph-rsid="003e2347"/>
    </style:style>
    <style:style style:name="P34" style:family="paragraph" style:parent-style-name="Standard" style:list-style-name="L5">
      <style:paragraph-properties fo:text-align="justify" style:justify-single-word="false"/>
      <style:text-properties officeooo:rsid="003fb60d" officeooo:paragraph-rsid="003fb60d"/>
    </style:style>
    <style:style style:name="P35" style:family="paragraph" style:parent-style-name="Standard" style:list-style-name="L5">
      <style:paragraph-properties fo:text-align="justify" style:justify-single-word="false"/>
      <style:text-properties officeooo:rsid="0041372d" officeooo:paragraph-rsid="0041372d"/>
    </style:style>
    <style:style style:name="T1" style:family="text">
      <style:text-properties officeooo:rsid="0004bfc3"/>
    </style:style>
    <style:style style:name="T2" style:family="text">
      <style:text-properties officeooo:rsid="0005c728"/>
    </style:style>
    <style:style style:name="T3" style:family="text">
      <style:text-properties officeooo:rsid="000d800a"/>
    </style:style>
    <style:style style:name="T4" style:family="text">
      <style:text-properties officeooo:rsid="000ef702"/>
    </style:style>
    <style:style style:name="T5" style:family="text">
      <style:text-properties officeooo:rsid="000f7ee5"/>
    </style:style>
    <style:style style:name="T6" style:family="text">
      <style:text-properties officeooo:rsid="0012e358"/>
    </style:style>
    <style:style style:name="T7" style:family="text">
      <style:text-properties officeooo:rsid="00155f82"/>
    </style:style>
    <style:style style:name="T8" style:family="text">
      <style:text-properties officeooo:rsid="00172de0"/>
    </style:style>
    <style:style style:name="T9" style:family="text">
      <style:text-properties officeooo:rsid="001908ff"/>
    </style:style>
    <style:style style:name="T10" style:family="text">
      <style:text-properties officeooo:rsid="001ab4be"/>
    </style:style>
    <style:style style:name="T11" style:family="text">
      <style:text-properties officeooo:rsid="001e9cab"/>
    </style:style>
    <style:style style:name="T12" style:family="text">
      <style:text-properties officeooo:rsid="0025a9de"/>
    </style:style>
    <style:style style:name="T13" style:family="text">
      <style:text-properties officeooo:rsid="002612e8"/>
    </style:style>
    <style:style style:name="T14" style:family="text">
      <style:text-properties officeooo:rsid="002659b7"/>
    </style:style>
    <style:style style:name="T15" style:family="text">
      <style:text-properties officeooo:rsid="00269536"/>
    </style:style>
    <style:style style:name="T16" style:family="text">
      <style:text-properties officeooo:rsid="0029476d"/>
    </style:style>
    <style:style style:name="T17" style:family="text">
      <style:text-properties officeooo:rsid="002bfdca"/>
    </style:style>
    <style:style style:name="T18" style:family="text">
      <style:text-properties officeooo:rsid="002cbf03"/>
    </style:style>
    <style:style style:name="T19" style:family="text">
      <style:text-properties officeooo:rsid="002cc31d"/>
    </style:style>
    <style:style style:name="T20" style:family="text">
      <style:text-properties officeooo:rsid="002d4e9e"/>
    </style:style>
    <style:style style:name="T21" style:family="text">
      <style:text-properties officeooo:rsid="002d9ca2"/>
    </style:style>
    <style:style style:name="T22" style:family="text">
      <style:text-properties officeooo:rsid="002f6571"/>
    </style:style>
    <style:style style:name="T23" style:family="text">
      <style:text-properties officeooo:rsid="0031263c"/>
    </style:style>
    <style:style style:name="T24" style:family="text">
      <style:text-properties style:text-position="sub 58%"/>
    </style:style>
    <style:style style:name="T25" style:family="text">
      <style:text-properties fo:font-size="8pt" style:font-size-asian="8pt" style:font-size-complex="8pt"/>
    </style:style>
    <style:style style:name="T26" style:family="text">
      <style:text-properties officeooo:rsid="0034d4b6"/>
    </style:style>
    <style:style style:name="T27" style:family="text">
      <style:text-properties officeooo:rsid="00365741"/>
    </style:style>
    <style:style style:name="T28" style:family="text">
      <style:text-properties officeooo:rsid="0038f5b2"/>
    </style:style>
    <style:style style:name="T29" style:family="text">
      <style:text-properties officeooo:rsid="003ab6ca"/>
    </style:style>
    <style:style style:name="T30" style:family="text">
      <style:text-properties officeooo:rsid="003cd27b"/>
    </style:style>
    <style:style style:name="T31" style:family="text">
      <style:text-properties officeooo:rsid="003e2347"/>
    </style:style>
    <style:style style:name="T32" style:family="text">
      <style:text-properties officeooo:rsid="003fb60d"/>
    </style:style>
    <style:style style:name="T33" style:family="text">
      <style:text-properties officeooo:rsid="004098f3"/>
    </style:style>
    <style:style style:name="T34" style:family="text">
      <style:text-properties officeooo:rsid="0041590e"/>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holas Rypkema (rypkema@mit.edu)</text:p>
      <text:p text:style-name="P12">MIT Course 2.680 – Lab #11</text:p>
      <text:p text:style-name="P5"/>
      <text:p text:style-name="P11">Part 1</text:p>
      <text:p text:style-name="P5">2. </text:p>
      <text:list xml:id="list1194104434734642408" text:style-name="L1">
        <text:list-item>
          <text:p text:style-name="P23">The primary advantages of arithmetic source encoding include: flexibility (given a<text:span text:style-name="T15">ny</text:span> model with sequence of event probabilities, arithmetic coding can be used); optimality (optimal in theory and very nearly optimal in practice). </text:p>
        </text:list-item>
        <text:list-item>
          <text:p text:style-name="P23"><text:span text:style-name="T7">T</text:span>he primary disadvantages of arithmetic source encoding include: speed (tends to be slow to encode); does not produce a prefix code (disallowing parallel processing); poor error resistance .</text:p>
        </text:list-item>
        <text:list-item>
          <text:p text:style-name="P23">This encoding scheme makes sense for marine robotics because most messages are repetitive (i.e. symbol probabilities are well known), we desire optimality (the high cost of underwater communications means we wish to compress as much information into a single message as possible), and speed is not much of an issue (since we cannot send many messages at once anyway) .</text:p>
        </text:list-item>
      </text:list>
      <text:p text:style-name="P5"/>
      <text:p text:style-name="P5">3. </text:p>
      <text:list xml:id="list2727227010870585612" text:style-name="L2">
        <text:list-item>
          <text:p text:style-name="P24">i<text:span text:style-name="T7">)</text:span> In a way, Google Protobuf messages and C++ classes are directly analagous - a message is defined by a set of internal variables, from which a set of getter, setter, and checker methods are automatically produced; this is much the same as a C++ class, where we can define internal variables and class methods. </text:p>
          <text:p text:style-name="P25">ii<text:span text:style-name="T7">)</text:span> set_temperature(21.435);</text:p>
        </text:list-item>
      </text:list>
      <text:p text:style-name="P1"/>
      <text:p text:style-name="P13">Part 2</text:p>
      <text:p text:style-name="P6"><text:span text:style-name="T2">1</text:span>.</text:p>
      <text:list xml:id="list3679270005498915628" text:style-name="L3">
        <text:list-item>
          <text:p text:style-name="P26"><text:span text:style-name="T12">The s</text:span>ize of <text:span text:style-name="T16">the</text:span> DCCL message <text:span text:style-name="T12">is</text:span> 6 bytes; <text:span text:style-name="T12">the</text:span> bit rate of <text:span text:style-name="T12">the</text:span> link <text:span text:style-name="T12">is</text:span> 25.6bps=3.2Bps; therefore <text:span text:style-name="T13">the</text:span> min<text:span text:style-name="T13">imum</text:span> interval to send 6 bytes is 6/3.2=1.875<text:span text:style-name="T4">~=2 seconds</text:span>; <text:span text:style-name="T14">the</text:span> <text:span text:style-name="T14">maximum queue</text:span> needed at this interval is <text:span text:style-name="T6">theoretically</text:span> 10/<text:span text:style-name="T4">2</text:span>=<text:span text:style-name="T16">5</text:span> (<text:span text:style-name="T5">messages in queue sent </text:span>every 10 seconds), <text:span text:style-name="T16">since for 5 messages the size of the queue is 5x6=30 bytes and the link is set to 32 bytes/10 seconds,</text:span> <text:span text:style-name="T6">but a max queue of 6 was observed in practice.</text:span></text:p>
        </text:list-item>
        <text:list-item>
          <text:p text:style-name="P26">the latency increases as messages build up in the queue in an unbounded fashion, until the queue is filled. Messages are being created and requested to be sent <text:span text:style-name="T17">at a</text:span> faster <text:span text:style-name="T17">rate</text:span> than they can actually be sent. This can be overcome by either reducing the rate at which messages are requested to be sent, increasing the data rate in some way, or creating a very large queue (if a known number of messages are going to be sent). <text:span text:style-name="T3">The latency was observed to be linearly increasing with a best-fit equation of approximately L(N)=2*N+2, starting from N=0 (packet 0).</text:span></text:p>
        </text:list-item>
        <text:list-item>
          <text:p text:style-name="P27"><text:span text:style-name="T18">A FILO/LIFO message queue would be well suited for </text:span>positional/navigation information, <text:s/>hazard information, <text:span text:style-name="T21">or messages that contain the operational state of the vehicle,</text:span> <text:span text:style-name="T18">as these</text:span> are good examples where the latest message to be sent should be prioritized (sent first), as <text:span text:style-name="T18">this type of information</text:span> is important for both <text:span text:style-name="T22">vehicle</text:span> operational safety and monitoring; messages that have some form of <text:span text:style-name="T11">temporal</text:span> or spatial pattern may be better suited t<text:span text:style-name="T19">o a FIFO message queue, as a shoreside/topside observer would be able to make more sense of this type of data when it is</text:span> sent in <text:span text:style-name="T20">the</text:span> order <text:span text:style-name="T20">in which it is observed by the vehicle</text:span> <text:span text:style-name="T1">(data that has some form of serialized pattern).</text:span></text:p>
        </text:list-item>
      </text:list>
      <text:p text:style-name="P7"/>
      <text:p text:style-name="P8">2.</text:p>
      <text:p text:style-name="P10">Assuming uniform distribution within each range, and <text:span text:style-name="T23">assuming that the</text:span> probabilities of sending <text:soft-page-break/>messages in each range being P(small) for range [0,128) and P(large) for the range (128,32768], then P(large)=1-P(small) from the law of total probabilities <text:span text:style-name="T23">(</text:span>i.e. p<text:span text:style-name="T24">0</text:span>=P(large)<text:span text:style-name="T23">)</text:span>.</text:p>
      <text:p text:style-name="P9"/>
      <text:p text:style-name="P14">Part 3</text:p>
      <text:p text:style-name="P2">1.</text:p>
      <text:p text:style-name="P16">The following messages were received by the vehicle when the described commands were sent:</text:p>
      <text:p text:style-name="P2"><text:tab/><text:span text:style-name="T25">$CARXP,0*44</text:span></text:p>
      <text:p text:style-name="P17"><text:tab/>$CADQF,253,2*57</text:p>
      <text:p text:style-name="P17"><text:tab/>$CAMUA,1,2,1e8a*79</text:p>
      <text:p text:style-name="P17"><text:tab/>$CACST,172323,0000,1,5709,31,0387,0205,250,00,00,01,01,0001,002,0,2,1,0,-01,-1,-1,-1,00,253,0.0,-1,25120,4000*49</text:p>
      <text:p text:style-name="P16">With the raw mini-packet NMEA-0183 message being:</text:p>
      <text:p text:style-name="P21"><text:tab/>$CAMUA,1,2,1e8a*79</text:p>
      <text:p text:style-name="P2"/>
      <text:p text:style-name="P2">2.</text:p>
      <text:p text:style-name="P18">The length of the mini-packet as observed on the oscilloscope was <text:span text:style-name="T30">approximately</text:span> 1 second.</text:p>
      <text:p text:style-name="P20"/>
      <text:p text:style-name="P2">3.</text:p>
      <text:p text:style-name="P19">Besides sending short vehicle commands, a 13-bit packet can also be used to relay scientific (CTD etc.) or navigational data (position, speed etc.) to and from the vehicle and shoreside; <text:span text:style-name="T26">data from vehicle to the shoreside can be used for observation, while data from shoreside to the vehicle can be used to inform the vehicle's internal models for a scientific mission.</text:span></text:p>
      <text:p text:style-name="P2"/>
      <text:p text:style-name="P2">4.</text:p>
      <text:list xml:id="list118448171097059840" text:style-name="L4">
        <text:list-item>
          <text:p text:style-name="P28">The hopping sequence used is hop 0, hop 1, hop 2, hop 3, hop 4, hop 5, hop 6, and then repeated twice more from hop 0 (i.e. hop 0 to 6, hop 0 to 6, hop 0 to 6).</text:p>
        </text:list-item>
        <text:list-item>
          <text:p text:style-name="P29"><text:span text:style-name="T27">The binary symbol sequence represented by figure 3 is </text:span>1111100 1000101 1100110.</text:p>
        </text:list-item>
        <text:list-item>
          <text:p text:style-name="P31">The length (in seconds) of our mini-packet sent earlier is approximately 0.5 seconds, given that the mini-packet sequence was observed to be <text:span text:style-name="T28">about</text:span> 1 second <text:span text:style-name="T28">long</text:span>, and the modem doubles the length of the physically sent message for redundancy purposes.</text:p>
        </text:list-item>
        <text:list-item>
          <text:p text:style-name="P30"><text:span text:style-name="T29">i</text:span>) <text:span text:style-name="T29">The bandwidth used by this modulation scheme is</text:span> 0.4<text:span text:style-name="T9">16 x 10^4 </text:span>Hz <text:span text:style-name="T29">= 4160 Hz.</text:span></text:p>
          <text:p text:style-name="P29">ii) <text:span text:style-name="T29">If no hopping was performed, we would only need 1 hop/bin, and each bin has a bandwidth of</text:span> <text:span text:style-name="T8">320 </text:span>Hz.</text:p>
          <text:p text:style-name="P32">iii) The purpose of hopping is to help prevent overlap/blending of sent data (of the same frequency range), <text:span text:style-name="T10">and to allow us to fix bit errors that occur during transmission (lost or flipped bits can be corrected).</text:span></text:p>
        </text:list-item>
      </text:list>
      <text:p text:style-name="P15"/>
      <text:p text:style-name="P15">Part <text:span text:style-name="T31">4</text:span></text:p>
      <text:p text:style-name="P3">1.</text:p>
      <text:list xml:id="list2445087132477773689" text:style-name="L5">
        <text:list-item>
          <text:p text:style-name="P33">Compared to the default DCCL encoder, my arithmetic <text:span text:style-name="T32">en</text:span>coder generally outperforms (requires fewer bits) it in most cases (for the random sequence tests, my encoder usually uses around 15-20 bits, as compared to 20 bits for the default encoder). </text:p>
        </text:list-item>
        <text:list-item>
          <text:p text:style-name="P34">My arithmetic encoder does not always outperform the default encoder; in the worst cases, where the temperature sequence is composed entirely of temperatures in the range [11, 19] my arithmetic encoder requires 29 bits; in the best cases, where the temperature sequence is composed entirely of 10 degree Celsius temperatures, my arithemtic encoder drastically outperforms the default encoder, requiring only 3 bits.</text:p>
        </text:list-item>
        <text:list-item>
          <text:p text:style-name="P35">The expected number of bits is 10 – a 100% improvement of the arithmetic encoder over the default encoder <text:span text:style-name="T34">(20 bits)</text:span>.</text:p>
        </text:list-item>
      </text:list>
      <text:p text:style-name="P22"/>
      <text:p text:style-name="P22">2. <text:span text:style-name="T33">The performance of this arithmetic encoder can be further improved by incorporating probabilities </text:span><text:soft-page-break/><text:span text:style-name="T33">relating to the movement of the AUV – for example, if the AUV is diving/surfacing at a certain rate, the probabilities of certain temperatures being recorded drastically increases depending on the current depth of the AUV.</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pkema </meta:initial-creator>
    <meta:creation-date>2014-03-19T13:57:00.987416983</meta:creation-date>
    <dc:date>2014-04-02T10:25:40.895255934</dc:date>
    <dc:creator>rypkema </dc:creator>
    <meta:editing-duration>PT2H35M25S</meta:editing-duration>
    <meta:editing-cycles>65</meta:editing-cycles>
    <meta:generator>LibreOffice/4.1.3.2$Linux_X86_64 LibreOffice_project/410m0$Build-2</meta:generator>
    <meta:document-statistic meta:table-count="0" meta:image-count="0" meta:object-count="0" meta:page-count="3" meta:paragraph-count="43" meta:word-count="978" meta:character-count="5932" meta:non-whitespace-character-count="4997"/>
  </office:meta>
</office:document-meta>
</file>